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eaderMapper.getHeaderIfAvailable( Map &lt; String , Object &gt; headers , String name , Class &lt; V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HeaderMapper.fromHeaderName( String head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eaderMapper.toHeaderName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eaderMapper.setOutboundPrefix( @ Nullable String outbound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eaderMapper.setInboundPrefix( @ Nullable String inbound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